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dd95"/>
    </style:style>
    <style:style style:name="P2" style:family="paragraph" style:parent-style-name="Standard">
      <style:paragraph-properties fo:break-before="colum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==================================================================+</text:p>
      <text:p text:style-name="P1">| <text:s text:c="31"/>| <text:s text:c="2"/>Money <text:s text:c="4"/>| <text:s text:c="5"/>Sketch <text:s text:c="6"/>|</text:p>
      <text:p text:style-name="P1">| Name:__________________________| <text:s text:c="12"/>| <text:s text:c="18"/>|</text:p>
      <text:p text:style-name="P1">| <text:s text:c="31"/>| <text:s text:c="12"/>| <text:s text:c="18"/>|</text:p>
      <text:p text:style-name="P1">| Player:________________________|PP:___GP:___ | <text:s text:c="18"/>|</text:p>
      <text:p text:style-name="P1">| <text:s text:c="31"/>| <text:s text:c="12"/>| <text:s text:c="18"/>|</text:p>
      <text:p text:style-name="P1">| Class: THIEF <text:s text:c="18"/>|EP:___SP:___ | <text:s text:c="18"/>|</text:p>
      <text:p text:style-name="P1">| <text:s text:c="31"/>| <text:s text:c="12"/>| <text:s text:c="18"/>|</text:p>
      <text:p text:style-name="P1">| Alignment:_____________________|CP:___ <text:s text:c="6"/>| <text:s text:c="18"/>|</text:p>
      <text:p text:style-name="P1">| <text:s text:c="31"/>| <text:s text:c="12"/>| <text:s text:c="18"/>|</text:p>
      <text:p text:style-name="P1">| LVL:________ AC:______ Sex:____|OTHER: <text:s text:c="6"/>| <text:s text:c="18"/>|</text:p>
      <text:p text:style-name="P1">| <text:s text:c="31"/>| <text:s text:c="12"/>| <text:s text:c="18"/>|</text:p>
      <text:p text:style-name="P1">| HP:______ XP:______ Dmg:_______|____________ | <text:s text:c="18"/>|</text:p>
      <text:p text:style-name="P1">| <text:s text:c="45"/>| <text:s text:c="18"/>|</text:p>
      <text:p text:style-name="P1">| <text:s text:c="36"/>Saving <text:s text:c="2"/>| <text:s text:c="18"/>|</text:p>
      <text:p text:style-name="P1">| Attribs <text:s text:c="2"/>Modifiers <text:s text:c="16"/>Throws <text:s text:c="2"/>| <text:s text:c="18"/>|</text:p>
      <text:p text:style-name="P1">| <text:s text:c="4"/>+--+ <text:s/>+-----------------------+ Poison+--|-- Weapons/Armor --|</text:p>
      <text:p text:style-name="P1">| STR:|13| <text:s/>|+1 melee,+1 dmg, +5% xp| Death | <text:s/>| <text:s text:c="18"/>|</text:p>
      <text:p text:style-name="P1">| <text:s text:c="4"/>+--+ <text:s/>+-----------------------+ Ray <text:s text:c="2"/>+--| <text:s text:c="18"/>|</text:p>
      <text:p text:style-name="P1">| <text:s text:c="4"/>+--+ <text:s/>+-----------------------+ <text:s text:c="9"/>| <text:s text:c="18"/>|</text:p>
      <text:p text:style-name="P1">| INT:|14| <text:s/>|+1 languages, +5% xp <text:s text:c="2"/>| Magic +--| <text:s text:c="18"/>|</text:p>
      <text:p text:style-name="P1">| <text:s text:c="4"/>+--+ <text:s/>+-----------------------+ Wand <text:s/>| <text:s/>| <text:s text:c="18"/>|</text:p>
      <text:p text:style-name="P1">| <text:s text:c="4"/>+--+ <text:s/>+-----------------------+ <text:s text:c="6"/>+--| <text:s text:c="18"/>|</text:p>
      <text:p text:style-name="P1">| WIS:| 9| <text:s/>| <text:s text:c="22"/>| <text:s text:c="9"/>| <text:s text:c="18"/>|</text:p>
      <text:p text:style-name="P1">| <text:s text:c="4"/>+--+ <text:s/>+-----------------------+ Stone/+--| <text:s text:c="18"/>|</text:p>
      <text:p text:style-name="P1">| <text:s text:c="4"/>+--+ <text:s/>+-----------------------+ Paral-| <text:s/>|-- Normal Items ---|</text:p>
      <text:p text:style-name="P1">| DEX:|17| <text:s/>|+2 missle,+2 AC,+10% xp| ysis <text:s/>+--| <text:s text:c="18"/>|</text:p>
      <text:p text:style-name="P1">| <text:s text:c="4"/>+--+ <text:s/>+-----------------------+ <text:s text:c="9"/>| <text:s text:c="18"/>|</text:p>
      <text:p text:style-name="P1">| <text:s text:c="4"/>+--+ <text:s/>+-----------------------+ Dragon+--| <text:s text:c="18"/>|</text:p>
      <text:p text:style-name="P1">| CON:|14| <text:s/>|+1 HP <text:s text:c="17"/>| Breath| <text:s/>| <text:s text:c="18"/>|</text:p>
      <text:p text:style-name="P1">| <text:s text:c="4"/>+--+ <text:s/>+-----------------------+ <text:s text:c="6"/>+--| <text:s text:c="18"/>|</text:p>
      <text:p text:style-name="P1">| <text:s text:c="4"/>+--+ <text:s/>+-----------------------+ <text:s text:c="9"/>| <text:s text:c="18"/>|</text:p>
      <text:p text:style-name="P1">| CHA:|16| <text:s/>|+2 NPC react <text:s text:c="10"/>| Spell +--| <text:s text:c="18"/>|</text:p>
      <text:p text:style-name="P1">| <text:s text:c="4"/>+--+ <text:s/>+-----------------------+ Magic | <text:s/>| <text:s text:c="18"/>|</text:p>
      <text:p text:style-name="P1">| Languages:_________________________ Staff +--|-- Magic Items ----|</text:p>
      <text:p text:style-name="P1">| Cleric or Thief Skills: <text:s text:c="21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+-To Hit AC------------------------------------| <text:s text:c="18"/>|</text:p>
      <text:p text:style-name="P1">| <text:s/>9 | 8 | 7 | 6 | 5 | 4 | 3 | 2 | 1 | 0 | -1 <text:s/>| <text:s text:c="18"/>|</text:p>
      <text:p text:style-name="P1">+----------------------------------------------| <text:s text:c="18"/>|</text:p>
      <text:p text:style-name="P1">| <text:s text:c="3"/>| <text:s text:c="2"/>| <text:s text:c="2"/>| <text:s text:c="2"/>| <text:s text:c="2"/>| <text:s text:c="2"/>| <text:s text:c="2"/>| <text:s text:c="2"/>| <text:s text:c="2"/>| <text:s text:c="2"/>| <text:s text:c="4"/>| <text:s text:c="18"/>|</text:p>
      <text:p text:style-name="P1">+----+---+---+---+---+---+---+---+---+---+-----|-- Other ----------|</text:p>
      <text:p text:style-name="P1">| Notes <text:s text:c="39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+==================================================================+</text:p>
      <text:p text:style-name="P1">+==================================================================+</text:p>
      <text:p text:style-name="P1">| <text:s text:c="31"/>| <text:s text:c="2"/>Money <text:s text:c="4"/>| <text:s text:c="5"/>Sketch <text:s text:c="6"/>|</text:p>
      <text:p text:style-name="P1">| Name:__________________________| <text:s text:c="12"/>| <text:s text:c="18"/>|</text:p>
      <text:p text:style-name="P1">| <text:s text:c="31"/>| <text:s text:c="12"/>| <text:s text:c="18"/>|</text:p>
      <text:p text:style-name="P1">| Player:________________________|PP:___GP:___ | <text:s text:c="18"/>|</text:p>
      <text:p text:style-name="P1">| <text:s text:c="31"/>| <text:s text:c="12"/>| <text:s text:c="18"/>|</text:p>
      <text:p text:style-name="P1">| Class: THIEF <text:s text:c="18"/>|EP:___SP:___ | <text:s text:c="18"/>|</text:p>
      <text:p text:style-name="P1">| <text:s text:c="31"/>| <text:s text:c="12"/>| <text:s text:c="18"/>|</text:p>
      <text:p text:style-name="P1">| Alignment:_____________________|CP:___ <text:s text:c="6"/>| <text:s text:c="18"/>|</text:p>
      <text:p text:style-name="P1">| <text:s text:c="31"/>| <text:s text:c="12"/>| <text:s text:c="18"/>|</text:p>
      <text:p text:style-name="P1">| LVL:________ AC:______ Sex:____|OTHER: <text:s text:c="6"/>| <text:s text:c="18"/>|</text:p>
      <text:p text:style-name="P1">| <text:s text:c="31"/>| <text:s text:c="12"/>| <text:s text:c="18"/>|</text:p>
      <text:p text:style-name="P1">| HP:______ XP:______ Dmg:_______|____________ | <text:s text:c="18"/>|</text:p>
      <text:p text:style-name="P1">| <text:s text:c="45"/>| <text:s text:c="18"/>|</text:p>
      <text:p text:style-name="P1">| <text:s text:c="36"/>Saving <text:s text:c="2"/>| <text:s text:c="18"/>|</text:p>
      <text:p text:style-name="P1">| Attribs <text:s text:c="2"/>Modifiers <text:s text:c="16"/>Throws <text:s text:c="2"/>| <text:s text:c="18"/>|</text:p>
      <text:p text:style-name="P1">| <text:s text:c="4"/>+--+ <text:s/>+-----------------------+ Poison+--|-- Weapons/Armor --|</text:p>
      <text:p text:style-name="P1">| STR:| 8| <text:s/>|-1 melee,-1 dmg,-10% xp| Death | <text:s/>| <text:s text:c="18"/>|</text:p>
      <text:p text:style-name="P1">| <text:s text:c="4"/>+--+ <text:s/>+-----------------------+ Ray <text:s text:c="2"/>+--| <text:s text:c="18"/>|</text:p>
      <text:p text:style-name="P1">| <text:s text:c="4"/>+--+ <text:s/>+-----------------------+ <text:s text:c="9"/>| <text:s text:c="18"/>|</text:p>
      <text:p text:style-name="P1">| INT:|11| <text:s/>| <text:s text:c="22"/>| Magic +--| <text:s text:c="18"/>|</text:p>
      <text:p text:style-name="P1">| <text:s text:c="4"/>+--+ <text:s/>+-----------------------+ Wand <text:s/>| <text:s/>| <text:s text:c="18"/>|</text:p>
      <text:p text:style-name="P1">| <text:s text:c="4"/>+--+ <text:s/>+-----------------------+ <text:s text:c="6"/>+--| <text:s text:c="18"/>|</text:p>
      <text:p text:style-name="P1">| WIS:|14| <text:s/>|+1 save v spell, +5% xp| <text:s text:c="9"/>| <text:s text:c="18"/>|</text:p>
      <text:p text:style-name="P1">| <text:s text:c="4"/>+--+ <text:s/>+-----------------------+ Stone/+--| <text:s text:c="18"/>|</text:p>
      <text:p text:style-name="P1">| <text:s text:c="4"/>+--+ <text:s/>+-----------------------+ Paral-| <text:s/>|-- Normal Items ---|</text:p>
      <text:p text:style-name="P1">| DEX:|16| <text:s/>|+2 missle,+2 AC,+10% xp| ysis <text:s/>+--| <text:s text:c="18"/>|</text:p>
      <text:p text:style-name="P1">| <text:s text:c="4"/>+--+ <text:s/>+-----------------------+ <text:s text:c="9"/>| <text:s text:c="18"/>|</text:p>
      <text:p text:style-name="P1">| <text:s text:c="4"/>+--+ <text:s/>+-----------------------+ Dragon+--| <text:s text:c="18"/>|</text:p>
      <text:p text:style-name="P1">| CON:|10| <text:s/>| <text:s text:c="22"/>| Breath| <text:s/>| <text:s text:c="18"/>|</text:p>
      <text:p text:style-name="P1">| <text:s text:c="4"/>+--+ <text:s/>+-----------------------+ <text:s text:c="6"/>+--| <text:s text:c="18"/>|</text:p>
      <text:p text:style-name="P1">| <text:s text:c="4"/>+--+ <text:s/>+-----------------------+ <text:s text:c="9"/>| <text:s text:c="18"/>|</text:p>
      <text:p text:style-name="P1">| CHA:|14| <text:s/>|+1 NPC react <text:s text:c="10"/>| Spell +--| <text:s text:c="18"/>|</text:p>
      <text:p text:style-name="P1">| <text:s text:c="4"/>+--+ <text:s/>+-----------------------+ Magic | <text:s/>| <text:s text:c="18"/>|</text:p>
      <text:p text:style-name="P1">| Languages:_________________________ Staff +--|-- Magic Items ----|</text:p>
      <text:p text:style-name="P1">| Cleric or Thief Skills: <text:s text:c="21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+-To Hit AC------------------------------------| <text:s text:c="18"/>|</text:p>
      <text:p text:style-name="P1">| <text:s/>9 | 8 | 7 | 6 | 5 | 4 | 3 | 2 | 1 | 0 | -1 <text:s/>| <text:s text:c="18"/>|</text:p>
      <text:p text:style-name="P1">+----------------------------------------------| <text:s text:c="18"/>|</text:p>
      <text:p text:style-name="P1">| <text:s text:c="3"/>| <text:s text:c="2"/>| <text:s text:c="2"/>| <text:s text:c="2"/>| <text:s text:c="2"/>| <text:s text:c="2"/>| <text:s text:c="2"/>| <text:s text:c="2"/>| <text:s text:c="2"/>| <text:s text:c="2"/>| <text:s text:c="4"/>| <text:s text:c="18"/>|</text:p>
      <text:p text:style-name="P1">+----+---+---+---+---+---+---+---+---+---+-----|-- Other ----------|</text:p>
      <text:p text:style-name="P1">| Notes <text:s text:c="39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+==================================================================+</text:p>
      <text:p text:style-name="P1"><text:soft-page-break/>+==================================================================+</text:p>
      <text:p text:style-name="P1">| <text:s text:c="31"/>| <text:s text:c="2"/>Money <text:s text:c="4"/>| <text:s text:c="5"/>Sketch <text:s text:c="6"/>|</text:p>
      <text:p text:style-name="P1">| Name:__________________________| <text:s text:c="12"/>| <text:s text:c="18"/>|</text:p>
      <text:p text:style-name="P1">| <text:s text:c="31"/>| <text:s text:c="12"/>| <text:s text:c="18"/>|</text:p>
      <text:p text:style-name="P1">| Player:________________________|PP:___GP:___ | <text:s text:c="18"/>|</text:p>
      <text:p text:style-name="P1">| <text:s text:c="31"/>| <text:s text:c="12"/>| <text:s text:c="18"/>|</text:p>
      <text:p text:style-name="P1">| Class: THIEF <text:s text:c="18"/>|EP:___SP:___ | <text:s text:c="18"/>|</text:p>
      <text:p text:style-name="P1">| <text:s text:c="31"/>| <text:s text:c="12"/>| <text:s text:c="18"/>|</text:p>
      <text:p text:style-name="P1">| Alignment:_____________________|CP:___ <text:s text:c="6"/>| <text:s text:c="18"/>|</text:p>
      <text:p text:style-name="P1">| <text:s text:c="31"/>| <text:s text:c="12"/>| <text:s text:c="18"/>|</text:p>
      <text:p text:style-name="P1">| LVL:________ AC:______ Sex:____|OTHER: <text:s text:c="6"/>| <text:s text:c="18"/>|</text:p>
      <text:p text:style-name="P1">| <text:s text:c="31"/>| <text:s text:c="12"/>| <text:s text:c="18"/>|</text:p>
      <text:p text:style-name="P1">| HP:______ XP:______ Dmg:_______|____________ | <text:s text:c="18"/>|</text:p>
      <text:p text:style-name="P1">| <text:s text:c="45"/>| <text:s text:c="18"/>|</text:p>
      <text:p text:style-name="P1">| <text:s text:c="36"/>Saving <text:s text:c="2"/>| <text:s text:c="18"/>|</text:p>
      <text:p text:style-name="P1">| Attribs <text:s text:c="2"/>Modifiers <text:s text:c="16"/>Throws <text:s text:c="2"/>| <text:s text:c="18"/>|</text:p>
      <text:p text:style-name="P1">| <text:s text:c="4"/>+--+ <text:s/>+-----------------------+ Poison+--|-- Weapons/Armor --|</text:p>
      <text:p text:style-name="P1">| STR:|17| <text:s/>|+2 melee,+2 dmg,+10% xp| Death | <text:s/>| <text:s text:c="18"/>|</text:p>
      <text:p text:style-name="P1">| <text:s text:c="4"/>+--+ <text:s/>+-----------------------+ Ray <text:s text:c="2"/>+--| <text:s text:c="18"/>|</text:p>
      <text:p text:style-name="P1">| <text:s text:c="4"/>+--+ <text:s/>+-----------------------+ <text:s text:c="9"/>| <text:s text:c="18"/>|</text:p>
      <text:p text:style-name="P1">| INT:|16| <text:s/>|+2 languages,+10% xp <text:s text:c="2"/>| Magic +--| <text:s text:c="18"/>|</text:p>
      <text:p text:style-name="P1">| <text:s text:c="4"/>+--+ <text:s/>+-----------------------+ Wand <text:s/>| <text:s/>| <text:s text:c="18"/>|</text:p>
      <text:p text:style-name="P1">| <text:s text:c="4"/>+--+ <text:s/>+-----------------------+ <text:s text:c="6"/>+--| <text:s text:c="18"/>|</text:p>
      <text:p text:style-name="P1">| WIS:|16| <text:s/>|+2 save v spell,+10% xp| <text:s text:c="9"/>| <text:s text:c="18"/>|</text:p>
      <text:p text:style-name="P1">| <text:s text:c="4"/>+--+ <text:s/>+-----------------------+ Stone/+--| <text:s text:c="18"/>|</text:p>
      <text:p text:style-name="P1">| <text:s text:c="4"/>+--+ <text:s/>+-----------------------+ Paral-| <text:s/>|-- Normal Items ---|</text:p>
      <text:p text:style-name="P1">| DEX:|16| <text:s/>|+2 missle,+2 AC,+10% xp| ysis <text:s/>+--| <text:s text:c="18"/>|</text:p>
      <text:p text:style-name="P1">| <text:s text:c="4"/>+--+ <text:s/>+-----------------------+ <text:s text:c="9"/>| <text:s text:c="18"/>|</text:p>
      <text:p text:style-name="P1">| <text:s text:c="4"/>+--+ <text:s/>+-----------------------+ Dragon+--| <text:s text:c="18"/>|</text:p>
      <text:p text:style-name="P1">| CON:| 8| <text:s/>|-1 HP <text:s text:c="17"/>| Breath| <text:s/>| <text:s text:c="18"/>|</text:p>
      <text:p text:style-name="P1">| <text:s text:c="4"/>+--+ <text:s/>+-----------------------+ <text:s text:c="6"/>+--| <text:s text:c="18"/>|</text:p>
      <text:p text:style-name="P1">| <text:s text:c="4"/>+--+ <text:s/>+-----------------------+ <text:s text:c="9"/>| <text:s text:c="18"/>|</text:p>
      <text:p text:style-name="P1">| CHA:| 8| <text:s/>|-1 NPC react <text:s text:c="10"/>| Spell +--| <text:s text:c="18"/>|</text:p>
      <text:p text:style-name="P1">| <text:s text:c="4"/>+--+ <text:s/>+-----------------------+ Magic | <text:s/>| <text:s text:c="18"/>|</text:p>
      <text:p text:style-name="P1">| Languages:_________________________ Staff +--|-- Magic Items ----|</text:p>
      <text:p text:style-name="P1">| Cleric or Thief Skills: <text:s text:c="21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+-To Hit AC------------------------------------| <text:s text:c="18"/>|</text:p>
      <text:p text:style-name="P1">| <text:s/>9 | 8 | 7 | 6 | 5 | 4 | 3 | 2 | 1 | 0 | -1 <text:s/>| <text:s text:c="18"/>|</text:p>
      <text:p text:style-name="P1">+----------------------------------------------| <text:s text:c="18"/>|</text:p>
      <text:p text:style-name="P1">| <text:s text:c="3"/>| <text:s text:c="2"/>| <text:s text:c="2"/>| <text:s text:c="2"/>| <text:s text:c="2"/>| <text:s text:c="2"/>| <text:s text:c="2"/>| <text:s text:c="2"/>| <text:s text:c="2"/>| <text:s text:c="2"/>| <text:s text:c="4"/>| <text:s text:c="18"/>|</text:p>
      <text:p text:style-name="P1">+----+---+---+---+---+---+---+---+---+---+-----|-- Other ----------|</text:p>
      <text:p text:style-name="P1">| Notes <text:s text:c="39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+==================================================================+</text:p>
      <text:p text:style-name="P1">+==================================================================+</text:p>
      <text:p text:style-name="P1">| <text:s text:c="31"/>| <text:s text:c="2"/>Money <text:s text:c="4"/>| <text:s text:c="5"/>Sketch <text:s text:c="6"/>|</text:p>
      <text:p text:style-name="P1">| Name:__________________________| <text:s text:c="12"/>| <text:s text:c="18"/>|</text:p>
      <text:p text:style-name="P1">| <text:s text:c="31"/>| <text:s text:c="12"/>| <text:s text:c="18"/>|</text:p>
      <text:p text:style-name="P1">| Player:________________________|PP:___GP:___ | <text:s text:c="18"/>|</text:p>
      <text:p text:style-name="P1">| <text:s text:c="31"/>| <text:s text:c="12"/>| <text:s text:c="18"/>|</text:p>
      <text:p text:style-name="P1">| Class: THIEF <text:s text:c="18"/>|EP:___SP:___ | <text:s text:c="18"/>|</text:p>
      <text:p text:style-name="P1">| <text:s text:c="31"/>| <text:s text:c="12"/>| <text:s text:c="18"/>|</text:p>
      <text:p text:style-name="P1">| Alignment:_____________________|CP:___ <text:s text:c="6"/>| <text:s text:c="18"/>|</text:p>
      <text:p text:style-name="P1">| <text:s text:c="31"/>| <text:s text:c="12"/>| <text:s text:c="18"/>|</text:p>
      <text:p text:style-name="P1">| LVL:________ AC:______ Sex:____|OTHER: <text:s text:c="6"/>| <text:s text:c="18"/>|</text:p>
      <text:p text:style-name="P1">| <text:s text:c="31"/>| <text:s text:c="12"/>| <text:s text:c="18"/>|</text:p>
      <text:p text:style-name="P1">| HP:______ XP:______ Dmg:_______|____________ | <text:s text:c="18"/>|</text:p>
      <text:p text:style-name="P1">| <text:s text:c="45"/>| <text:s text:c="18"/>|</text:p>
      <text:p text:style-name="P1">| <text:s text:c="36"/>Saving <text:s text:c="2"/>| <text:s text:c="18"/>|</text:p>
      <text:p text:style-name="P1">| Attribs <text:s text:c="2"/>Modifiers <text:s text:c="16"/>Throws <text:s text:c="2"/>| <text:s text:c="18"/>|</text:p>
      <text:p text:style-name="P1">| <text:s text:c="4"/>+--+ <text:s/>+-----------------------+ Poison+--|-- Weapons/Armor --|</text:p>
      <text:p text:style-name="P1">| STR:|10| <text:s/>| <text:s text:c="22"/>| Death | <text:s/>| <text:s text:c="18"/>|</text:p>
      <text:p text:style-name="P1">| <text:s text:c="4"/>+--+ <text:s/>+-----------------------+ Ray <text:s text:c="2"/>+--| <text:s text:c="18"/>|</text:p>
      <text:p text:style-name="P1">| <text:s text:c="4"/>+--+ <text:s/>+-----------------------+ <text:s text:c="9"/>| <text:s text:c="18"/>|</text:p>
      <text:p text:style-name="P1">| INT:|10| <text:s/>| <text:s text:c="22"/>| Magic +--| <text:s text:c="18"/>|</text:p>
      <text:p text:style-name="P1">| <text:s text:c="4"/>+--+ <text:s/>+-----------------------+ Wand <text:s/>| <text:s/>| <text:s text:c="18"/>|</text:p>
      <text:p text:style-name="P1">| <text:s text:c="4"/>+--+ <text:s/>+-----------------------+ <text:s text:c="6"/>+--| <text:s text:c="18"/>|</text:p>
      <text:p text:style-name="P1">| WIS:|14| <text:s/>|+1 save v spell, +5% xp| <text:s text:c="9"/>| <text:s text:c="18"/>|</text:p>
      <text:p text:style-name="P1">| <text:s text:c="4"/>+--+ <text:s/>+-----------------------+ Stone/+--| <text:s text:c="18"/>|</text:p>
      <text:p text:style-name="P1">| <text:s text:c="4"/>+--+ <text:s/>+-----------------------+ Paral-| <text:s/>|-- Normal Items ---|</text:p>
      <text:p text:style-name="P1">| DEX:|18| <text:s/>|+3 missle,+3 AC,+10% xp| ysis <text:s/>+--| <text:s text:c="18"/>|</text:p>
      <text:p text:style-name="P1">| <text:s text:c="4"/>+--+ <text:s/>+-----------------------+ <text:s text:c="9"/>| <text:s text:c="18"/>|</text:p>
      <text:p text:style-name="P1">| <text:s text:c="4"/>+--+ <text:s/>+-----------------------+ Dragon+--| <text:s text:c="18"/>|</text:p>
      <text:p text:style-name="P1">| CON:|12| <text:s/>| <text:s text:c="22"/>| Breath| <text:s/>| <text:s text:c="18"/>|</text:p>
      <text:p text:style-name="P1">| <text:s text:c="4"/>+--+ <text:s/>+-----------------------+ <text:s text:c="6"/>+--| <text:s text:c="18"/>|</text:p>
      <text:p text:style-name="P1">| <text:s text:c="4"/>+--+ <text:s/>+-----------------------+ <text:s text:c="9"/>| <text:s text:c="18"/>|</text:p>
      <text:p text:style-name="P1">| CHA:|11| <text:s/>| <text:s text:c="22"/>| Spell +--| <text:s text:c="18"/>|</text:p>
      <text:p text:style-name="P1">| <text:s text:c="4"/>+--+ <text:s/>+-----------------------+ Magic | <text:s/>| <text:s text:c="18"/>|</text:p>
      <text:p text:style-name="P1">| Languages:_________________________ Staff +--|-- Magic Items ----|</text:p>
      <text:p text:style-name="P1">| Cleric or Thief Skills: <text:s text:c="21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+-To Hit AC------------------------------------| <text:s text:c="18"/>|</text:p>
      <text:p text:style-name="P1">| <text:s/>9 | 8 | 7 | 6 | 5 | 4 | 3 | 2 | 1 | 0 | -1 <text:s/>| <text:s text:c="18"/>|</text:p>
      <text:p text:style-name="P1">+----------------------------------------------| <text:s text:c="18"/>|</text:p>
      <text:p text:style-name="P1">| <text:s text:c="3"/>| <text:s text:c="2"/>| <text:s text:c="2"/>| <text:s text:c="2"/>| <text:s text:c="2"/>| <text:s text:c="2"/>| <text:s text:c="2"/>| <text:s text:c="2"/>| <text:s text:c="2"/>| <text:s text:c="2"/>| <text:s text:c="4"/>| <text:s text:c="18"/>|</text:p>
      <text:p text:style-name="P1">+----+---+---+---+---+---+---+---+---+---+-----|-- Other ----------|</text:p>
      <text:p text:style-name="P1">| Notes <text:s text:c="39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| <text:s text:c="45"/>| <text:s text:c="18"/>|</text:p>
      <text:p text:style-name="P1">+==================================================================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buntu Mono" fo:font-family="'Ubuntu Mono'" style:font-style-name="Regular" style:font-pitch="fixed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34:36.616583187</meta:creation-date>
    <dc:date>2018-01-23T14:14:08.937359352</dc:date>
    <meta:editing-duration>PT18M11S</meta:editing-duration>
    <meta:editing-cycles>1</meta:editing-cycles>
    <meta:document-statistic meta:table-count="0" meta:image-count="0" meta:object-count="0" meta:page-count="2" meta:paragraph-count="216" meta:word-count="1363" meta:character-count="14688" meta:non-whitespace-character-count="5687"/>
    <meta:generator>LibreOffice/5.4.2.2$Linux_X86_64 LibreOffice_project/40m0$Build-2</meta:generator>
  </office:meta>
</office:document-meta>
</file>